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02-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25 de Marz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Contratación del servicio de publicación en prensa de avisos, obituarios y notificaciones emitidos por este Órgano Contralor correspondiente al año 2014,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CORPORACIÓN EL PERIÓDICO 104.5,C.A, RIF: J-311096612, por un monto de Bs. 18.144,00, ubicada en Sector Centro Av. Juncal C/C Monagas. Edif Banco Unión Piso 1 Oficina Nro 1 al lado del Banco Guayana,.maturín Monagas, MATURIN ESTADO MONAGAS
<text:line-break/>
<text:line-break/></text:p>
      <text:p text:style-name="P11"/>
      <text:p text:style-name="P5"><text:span text:style-name="T21">En Maturín, a los </text:span><text:span text:style-name="Fuente_20_de_20_párrafo_20_predeter."><text:span text:style-name="T17"><text:s/>treinta y uno (31)</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Marz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